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>
      <style:text-properties fo:font-size="9pt" style:text-underline-style="none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mberman</text:p>
      <text:p text:style-name="Standard"/>
      <text:p text:style-name="P2">Konzept Spielfeld</text:p>
      <text:p text:style-name="P3"/>
      <text:p text:style-name="P3">Das Spielfeld wird umgesetzt durch die Klasse Board, welche ein zweidimensionales Array vom Typ Tile implementiert. </text:p>
      <text:p text:style-name="P3">Die Klasse Tile besitzt ein Instanzfeld TileId vom Typ int, nach welchem bestimmt wird, ob es sich um ein begehbares, ein unbegehbares, zerstörbares, oder und ein unbegehbares, unzerstörbares Spielfeld handelt.</text:p>
      <text:p text:style-name="P3">Behbare Felder haben eine ungerade TileId, unbegehbare, zerstörbare eine gerade TileId, die glatt durch 4 teilbar ist und unbegehbare, unzerstörbare Felder haben eine gerade TileId, die glatt durch 2 teilbar ist. Bei der Imlementation ist zu beachten, dass die modulo4 Anweisung sich gegenüber der modulo2 Anweisung dominant verhalten muss, da jede zahl mit modulo4=0 auch die Eigenschaft modulo2=0 besitzt.</text:p>
      <text:p text:style-name="P3"/>
      <text:p text:style-name="P2">Idee zum Pixelmovement</text:p>
      <text:p text:style-name="P3"/>
      <text:p text:style-name="P3">(Pseudocode für Bewegung nach rechts)</text:p>
      <text:p text:style-name="P3"/>
      <text:p text:style-name="P4">if (Board[(Hero.getXCoord()+1)][Hero.getYCoord()].getTileId() ist ungerade) {</text:p>
      <text:p text:style-name="P4"><text:tab/>Hero.walkAnimationRight();<text:tab/><text:tab/>//Falls das nächste Tile begehbar ist, geht der Hero dahin.</text:p>
      <text:p text:style-name="P4"><text:tab/>Hero.moveRight();</text:p>
      <text:p text:style-name="P4"><text:tab/>}</text:p>
      <text:p text:style-name="P4">else if (Board[(Hero.getXCoord()+1)][Hero.getYCoord()].getTileId() ist gerade) {</text:p>
      <text:p text:style-name="P4"><text:tab/>if (Hero.getXPixelPosition()&lt;Hero.getXCoord()*(Einzelfeldbreite) + (Einzelfeldbreite/2) {</text:p>
      <text:p text:style-name="P4"><text:tab/><text:tab/>Hero.walkAnimationRight();<text:tab/><text:tab/>//läuft nur solange weiter, bis er in der Mitte</text:p>
      <text:p text:style-name="P4"><text:tab/><text:tab/>Hero.moveRight();<text:tab/><text:tab/><text:tab/>//des Feldes steht.</text:p>
      <text:p text:style-name="P4"><text:tab/>}</text:p>
      <text:p text:style-name="P4"><text:tab/>else {</text:p>
      <text:p text:style-name="P4"><text:tab/><text:tab/>if (Hero.getYPixelPosition() &lt; Hero.getYCoord()*(Einzelfeldbreite)+1/4*(Einzelfeldbreite) {</text:p>
      <text:p text:style-name="P4"><text:tab/><text:tab/><text:tab/>Hero.walkAnimationRight();<text:tab/>//Falls der Hero sich im oberen Viertel befindet, läuft er</text:p>
      <text:p text:style-name="P4"><text:tab/><text:tab/><text:tab/>Hero.moveUp();<text:tab/><text:tab/>//durch diesen Teil an der oberen Kante vorbei.</text:p>
      <text:p text:style-name="P4"><text:tab/><text:tab/><text:tab/>}</text:p>
      <text:p text:style-name="P4"><text:tab/><text:tab/>else if (Hero.getYPixelPosition() &lt; Hero.getYCoord()*(Einzelfeldbreite)+3/4*(Einzelfeldbreite) {</text:p>
      <text:p text:style-name="P4"><text:tab/><text:tab/><text:tab/>Hero.walkAnimationRight();<text:tab/>//Analog</text:p>
      <text:p text:style-name="P4"><text:tab/><text:tab/><text:tab/>Hero.moveDown();</text:p>
      <text:p text:style-name="P4"><text:tab/><text:tab/><text:tab/>}</text:p>
      <text:p text:style-name="P4"><text:tab/><text:tab/>else { </text:p>
      <text:p text:style-name="P4"><text:tab/><text:tab/><text:tab/>Hero.yellICantFuckingGoThereYouStupidMoron11elf(); //Selbsterklärend.</text:p>
      <text:p text:style-name="P4"><text:tab/><text:tab/><text:tab/>}</text:p>
      <text:p text:style-name="P4"><text:tab/><text:tab/>}</text:p>
      <text:p text:style-name="P4"><text:tab/>}</text:p>
      <text:p text:style-name="P4"><text:tab/><text:tab/><text:tab/></text:p>
      <text:p text:style-name="P3"><text:tab/><text:tab/><text:tab/></text:p>
      <text:p text:style-name="P3"/>
      <text:p text:style-name="P3">TODO: Hero.setXCoord(), .setYCoord() (evtl. nach PixelPosition bestimmen)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4T06:44:10</meta:creation-date>
    <dc:date>2012-05-05T13:00:42</dc:date>
    <meta:editing-duration>PT54M14S</meta:editing-duration>
    <meta:editing-cycles>18</meta:editing-cycles>
    <meta:generator>LibreOffice/3.5$Linux_x86 LibreOffice_project/350m1$Build-202</meta:generator>
    <meta:document-statistic meta:table-count="0" meta:image-count="0" meta:object-count="0" meta:page-count="1" meta:paragraph-count="33" meta:word-count="212" meta:character-count="1880" meta:non-whitespace-character-count="1643"/>
  </office:meta>
</office:document-meta>
</file>